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Mangal1" svg:font-family="Mangal"/>
    <style:font-face style:name="Roboto Slab" svg:font-family="'Roboto Slab', 'Times New Roman', serif"/>
    <style:font-face style:name="Times New Roman1" svg:font-family="'Times New Roman'"/>
    <style:font-face style:name="Trebuchet MS1" svg:font-family="'Trebuchet M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38%" fo:text-align="end" style:justify-single-word="false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0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rebuchet MS1" fo:font-size="2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0pt" fo:font-style="normal" style:text-underline-style="none" fo:font-weight="normal" style:text-blinking="false" fo:background-color="#fafafa"/>
    </style:style>
    <style:style style:name="P10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0.5pt" fo:font-style="normal" style:text-underline-style="none" fo:font-weight="normal" style:text-blinking="false" fo:background-color="#fafafa"/>
    </style:style>
    <style:style style:name="P11" style:family="paragraph" style:parent-style-name="Text_20_body">
      <style:paragraph-properties fo:margin-top="0in" fo:margin-bottom="0in" fo:line-height="138%" style:writing-mode="lr-tb"/>
      <style:text-properties fo:font-weight="normal"/>
    </style:style>
    <style:style style:name="P12" style:family="paragraph" style:parent-style-name="Heading_20_3">
      <style:paragraph-properties fo:margin-top="0.222in" fo:margin-bottom="0.0555in" fo:line-height="138%" style:writing-mode="lr-tb"/>
      <style:text-properties fo:font-variant="normal" fo:text-transform="none" fo:color="#434343" style:text-line-through-style="none" style:font-name="Arial2" fo:font-size="14pt" fo:font-style="normal" style:text-underline-style="none" fo:font-weight="normal" style:text-blinking="false" fo:background-color="transparent"/>
    </style:style>
    <style:style style:name="P13" style:family="paragraph" style:parent-style-name="Heading_20_1">
      <style:paragraph-properties fo:margin-top="0.3335in" fo:margin-bottom="0.0835in" fo:line-height="138%" style:writing-mode="lr-tb"/>
      <style:text-properties fo:font-variant="normal" fo:text-transform="none" fo:color="#000000" style:text-line-through-style="none" style:font-name="Arial2" fo:font-size="23pt" fo:font-style="normal" style:text-underline-style="none" fo:font-weight="bold" style:text-blinking="false" fo:background-color="transparent"/>
    </style:style>
    <style:style style:name="P14" style:family="paragraph" style:parent-style-name="Heading_20_2">
      <style:paragraph-properties fo:margin-top="0.3335in" fo:margin-bottom="0.0835in" fo:line-height="138%" style:writing-mode="lr-tb"/>
      <style:text-properties fo:font-variant="normal" fo:text-transform="none" fo:color="#000000" style:text-line-through-style="none" style:font-name="Arial2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 style:master-page-name="Standard">
      <style:paragraph-properties fo:text-align="end" style:justify-single-word="false" style:page-number="auto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Roboto Slab" fo:font-size="10.5pt" fo:letter-spacing="normal" fo:font-style="normal" style:text-underline-style="none" fo:font-weight="normal" style:text-blinking="false" fo:background-color="#fafafa"/>
    </style:style>
    <style:style style:name="T1" style:family="text">
      <style:text-properties fo:font-variant="normal" fo:text-transform="none" fo:color="#000000" style:text-line-through-style="none" style:font-name="Arial2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1" fo:font-size="10pt" fo:font-style="normal" style:text-underline-style="none" style:text-blinking="false" fo:background-color="#fafafa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Roboto Slab" fo:font-size="10.5pt" fo:letter-spacing="normal" fo:font-style="normal" style:text-underline-style="none" style:text-blinking="false" fo:background-color="transparent"/>
    </style:style>
    <style:style style:name="T6" style:family="text">
      <style:text-properties style:font-name="Arial2" fo:font-size="11pt" fo:font-style="normal" fo:font-weight="normal"/>
    </style:style>
    <style:style style:name="T7" style:family="text">
      <style:text-properties style:font-name="Roboto Slab" fo:letter-spacing="normal"/>
    </style:style>
    <style:style style:name="T8" style:family="text">
      <style:text-properties fo:letter-spacing="normal"/>
    </style:style>
    <style:style style:name="T9" style:family="text">
      <style:text-properties fo:color="#6611cc" style:font-name="Roboto Slab" fo:letter-spacing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0f22b05e-2b58-0817-b621-cf073289d971"/>Elektrotehnicki Fakultet</text:p>
      <text:p text:style-name="P3">Beograd</text:p>
      <text:p text:style-name="P3">Februar 2017</text:p>
      <text:p text:style-name="P7">Programski prevodioci 1</text:p>
      <text:p text:style-name="Text_20_body"/>
      <text:p text:style-name="P3">Smolović Ivan</text:p>
      <text:p text:style-name="P3">277/2009</text:p>
      <text:h text:style-name="P13" text:outline-level="1">Zadatak</text:h>
      <text:p text:style-name="P2">Napraviti kompajler za programski jezik Micro Java.</text:p>
      <text:p text:style-name="Text_20_body"/>
      <text:p text:style-name="P2">Potrebno je da kompajler treba da uradi leksicku, sintaksnu i semanticku analizu koda kao i generisanje bajt koda.</text:p>
      <text:p text:style-name="Text_20_body"/>
      <text:p text:style-name="P11"><text:span text:style-name="T1">Odabrani nivo tezine: </text:span><text:span text:style-name="T2">C</text:span></text:p>
      <text:p text:style-name="Text_20_body"/>
      <text:h text:style-name="P14" text:outline-level="2">Izlazi alata za generisanje lexera i alata za generisanje parsera</text:h>
      <text:p text:style-name="P5">LEXER</text:p>
      <text:p text:style-name="P2">Reading "spec\mjlexer.flex"</text:p>
      <text:p text:style-name="P2">Constructing NFA : 221 states in NFA</text:p>
      <text:p text:style-name="P2">Converting NFA to DFA : </text:p>
      <text:p text:style-name="P2">...............................................................................................................................</text:p>
      <text:p text:style-name="P2">131 states before minimization, 120 states in minimized DFA</text:p>
      <text:p text:style-name="P2">Old file "src\rs\ac\bg\etf\pp1\Yylex.java" saved as "src\rs\ac\bg\etf\pp1\Yylex.java~"</text:p>
      <text:p text:style-name="P2">Writing code to "src\rs\ac\bg\etf\pp1\Yylex.java"</text:p>
      <text:p text:style-name="Text_20_body"/>
      <text:p text:style-name="P4">PARSER</text:p>
      <text:p text:style-name="P2">------- CUP v0.11a beta 20060608 Parser Generation Summary -------</text:p>
      <text:p text:style-name="P8"> <text:span text:style-name="T6">0 errors and 0 warnings</text:span></text:p>
      <text:p text:style-name="P8"> <text:span text:style-name="T6">52 terminals, 82 non-terminals, and 160 productions declared, </text:span></text:p>
      <text:p text:style-name="P8"> <text:span text:style-name="T6">producing 252 unique parse states.</text:span></text:p>
      <text:p text:style-name="P8"> <text:span text:style-name="T6">0 terminals declared but not used.</text:span></text:p>
      <text:p text:style-name="P8"><text:soft-page-break/> <text:span text:style-name="T6">0 non-terminals declared but not used.</text:span></text:p>
      <text:p text:style-name="P8"> <text:span text:style-name="T6">0 productions never reduced.</text:span></text:p>
      <text:p text:style-name="P8"> <text:span text:style-name="T6">0 conflicts detected (0 expected).</text:span></text:p>
      <text:p text:style-name="P8"> <text:span text:style-name="T6">Code written to "MJParser.java", and "sym.java".</text:span></text:p>
      <text:p text:style-name="P2">---------------------------------------------------- (v0.11a beta 20060608)</text:p>
      <text:p text:style-name="P1"><text:line-break/><text:line-break/><text:line-break/></text:p>
      <text:h text:style-name="P14" text:outline-level="2">Test primeri</text:h>
      <text:p text:style-name="Text_20_body"/>
      <text:list xml:id="list3659262365558692188" text:style-name="L1">
        <text:list-item>
          <text:p text:style-name="P16">Rad sa globalnim funkcijama. U primjeru postoje funkcije sa razlicitim brojem formalnih argumenata i razlicitim povratnim tipovima. </text:p>
        </text:list-item>
        <text:list-item>
          <text:p text:style-name="P16">Provera oporavka od greske za nivo A</text:p>
        </text:list-item>
        <text:list-item>
          <text:p text:style-name="P16">Provera oporavka od greske za nivo B</text:p>
        </text:list-item>
        <text:list-item>
          <text:p text:style-name="P16">Provera oporavka od greske za nivo C</text:p>
        </text:list-item>
        <text:list-item>
          <text:p text:style-name="P16">Semanticki ispravan program za nivo A</text:p>
        </text:list-item>
        <text:list-item>
          <text:p text:style-name="P16">Semanticki ispravan program za nivo B</text:p>
        </text:list-item>
        <text:list-item>
          <text:p text:style-name="P16">Semanticki ispravan program za nivo C</text:p>
        </text:list-item>
        <text:list-item>
          <text:p text:style-name="P16">Provera semantike programa za nivo A</text:p>
        </text:list-item>
        <text:list-item>
          <text:p text:style-name="P16">Provera semantike programa za nivo B</text:p>
        </text:list-item>
        <text:list-item>
          <text:p text:style-name="P16">Provera semantike programa za nivo C</text:p>
        </text:list-item>
        <text:list-item>
          <text:p text:style-name="P16">Funkcionalan program sa ugnjezdenim for petljama i ifovima kao i koriscenjem klasa</text:p>
        </text:list-item>
      </text:list>
      <text:p text:style-name="Text_20_body"/>
      <text:p text:style-name="Text_20_body"/>
      <text:h text:style-name="P12" text:outline-level="3">Komande za generisanje koda</text:h>
      <text:p text:style-name="P9">Lexer generator: iz lib foldera : </text:p>
      <text:p text:style-name="P11"><text:span text:style-name="T5">java -jar JFlex.jar -d ..\src\rs\ac\gb\etf\pp1 ..\spec\mjlexer.flex</text:span><text:span text:style-name="T4"> </text:span></text:p>
      <text:p text:style-name="Text_20_body"/>
      <text:p text:style-name="P9">Parser generator: u rootu: </text:p>
      <text:p text:style-name="P17">java -jar lib/java-cup-11a.jar -destdir src/rs/ac/bg/etf/pp1/ -parser MJParser spec/mjparser.cup </text:p>
      <text:p text:style-name="P17"/>
      <text:p text:style-name="P9">Kompajliranje: </text:p>
      <text:p text:style-name="P11"><text:soft-page-break/><text:span text:style-name="T5">javac -d bin\rs\ac\bg\etf\pp1 -cp .;src;config;lib/java-cup-11a.jar;lib/mj-runtime-1.1.jar;lib/symboltable.jar;lib/log4j-1.2.17.jar;bin\rs\ac\bg\etf\pp1 src\rs\ac\bg\etf\pp1\*.java src\rs\ac\bg\etf\pp1\util\*.java</text:span><text:span text:style-name="T4"> </text:span></text:p>
      <text:p text:style-name="Text_20_body"/>
      <text:p text:style-name="P6">Pokretanje Parser Testa: </text:p>
      <text:p text:style-name="P10"><text:span text:style-name="T7">java -cp .;src;config;lib/java-cup-11a.jar;lib/mj-runtime-1.1.jar;lib/symboltable.jar;lib/log4j-1.2.17.jar;bin\rs\ac\bg\etf\pp1 </text:span><text:a xlink:type="simple" xlink:href="http://rs.ac.bg.etf.pp1.mjparser/" office:target-frame-name="_blank" xlink:show="new"><text:span text:style-name="T9">rs.ac.bg.etf.pp1.MJParser</text:span></text:a><text:span text:style-name="T8"> </text:span><text:a xlink:type="simple" xlink:href="http://test/test1.mj" office:target-frame-name="_blank" xlink:show="new"><text:span text:style-name="T9">test/test1.mj</text:span></text:a><text:span text:style-name="T8"> </text:span><text:span text:style-name="T7">test/test1.obj &gt;test/test1.out 2&gt;test/test1.err</text:span> </text:p>
      <text:p text:style-name="Text_20_body"/>
      <text:p text:style-name="P1"><text:line-break/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angal1" svg:font-family="Mangal"/>
    <style:font-face style:name="Roboto Slab" svg:font-family="'Roboto Slab', 'Times New Roman', serif"/>
    <style:font-face style:name="Times New Roman1" svg:font-family="'Times New Roman'"/>
    <style:font-face style:name="Trebuchet MS1" svg:font-family="'Trebuchet M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06:17:31.52</dc:date>
    <meta:generator>OpenOffice/4.0.1$Win32 OpenOffice.org_project/401m5$Build-9714</meta:generator>
    <meta:editing-duration>PT3M50S</meta:editing-duration>
    <meta:editing-cycles>3</meta:editing-cycles>
    <meta:document-statistic meta:table-count="0" meta:image-count="0" meta:object-count="0" meta:page-count="3" meta:paragraph-count="54" meta:word-count="291" meta:character-count="2522"/>
  </office:meta>
</office:document-meta>
</file>